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1422fd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39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176d17" officeooo:paragraph-rsid="0218b845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officeooo:rsid="0218b845" style:font-style-asian="italic" style:font-style-complex="italic"/>
    </style:style>
    <style:style style:name="T11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3" style:family="text">
      <style:text-properties officeooo:rsid="000120e5"/>
    </style:style>
    <style:style style:name="T14" style:family="text">
      <style:text-properties officeooo:rsid="00019284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471ec6f" style:font-style-asian="normal" style:font-style-complex="normal"/>
    </style:style>
    <style:style style:name="T17" style:family="text">
      <style:text-properties fo:font-style="normal" officeooo:rsid="03577813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4b865de" style:font-style-asian="normal" style:font-style-complex="normal"/>
    </style:style>
    <style:style style:name="T20" style:family="text">
      <style:text-properties fo:font-style="normal" officeooo:rsid="046d66e3" style:font-style-asian="normal" style:font-style-complex="normal"/>
    </style:style>
    <style:style style:name="T21" style:family="text">
      <style:text-properties fo:font-style="normal" officeooo:rsid="01c8016c" style:font-style-asian="normal" style:font-style-complex="normal"/>
    </style:style>
    <style:style style:name="T22" style:family="text">
      <style:text-properties fo:font-style="normal" officeooo:rsid="01c999da" style:font-style-asian="normal" style:font-style-complex="normal"/>
    </style:style>
    <style:style style:name="T23" style:family="text">
      <style:text-properties fo:font-style="normal" officeooo:rsid="01cb189d" style:font-style-asian="normal" style:font-style-complex="normal"/>
    </style:style>
    <style:style style:name="T24" style:family="text">
      <style:text-properties fo:font-style="normal" officeooo:rsid="01cc9768" style:font-style-asian="normal" style:font-style-complex="normal"/>
    </style:style>
    <style:style style:name="T25" style:family="text">
      <style:text-properties fo:font-style="normal" officeooo:rsid="01ce8464" style:font-style-asian="normal" style:font-style-complex="normal"/>
    </style:style>
    <style:style style:name="T26" style:family="text">
      <style:text-properties fo:font-style="normal" officeooo:rsid="01d18d30" style:font-style-asian="normal" style:font-style-complex="normal"/>
    </style:style>
    <style:style style:name="T27" style:family="text">
      <style:text-properties fo:font-style="normal" officeooo:rsid="01d37f0f" style:font-style-asian="normal" style:font-style-complex="normal"/>
    </style:style>
    <style:style style:name="T28" style:family="text">
      <style:text-properties fo:font-style="normal" officeooo:rsid="01d4e328" style:font-style-asian="normal" style:font-style-complex="normal"/>
    </style:style>
    <style:style style:name="T29" style:family="text">
      <style:text-properties fo:font-style="normal" officeooo:rsid="01d529b0" style:font-style-asian="normal" style:font-style-complex="normal"/>
    </style:style>
    <style:style style:name="T30" style:family="text">
      <style:text-properties fo:font-style="normal" officeooo:rsid="01d71c81" style:font-style-asian="normal" style:font-style-complex="normal"/>
    </style:style>
    <style:style style:name="T31" style:family="text">
      <style:text-properties fo:font-style="normal" officeooo:rsid="01d902dc" style:font-style-asian="normal" style:font-style-complex="normal"/>
    </style:style>
    <style:style style:name="T32" style:family="text">
      <style:text-properties fo:font-style="normal" officeooo:rsid="01d904af" style:font-style-asian="normal" style:font-style-complex="normal"/>
    </style:style>
    <style:style style:name="T33" style:family="text">
      <style:text-properties fo:font-style="normal" officeooo:rsid="01da20e9" style:font-style-asian="normal" style:font-style-complex="normal"/>
    </style:style>
    <style:style style:name="T34" style:family="text">
      <style:text-properties fo:font-style="normal" officeooo:rsid="01db5c46" style:font-style-asian="normal" style:font-style-complex="normal"/>
    </style:style>
    <style:style style:name="T35" style:family="text">
      <style:text-properties fo:font-style="normal" officeooo:rsid="01db9671" style:font-style-asian="normal" style:font-style-complex="normal"/>
    </style:style>
    <style:style style:name="T36" style:family="text">
      <style:text-properties fo:font-style="normal" officeooo:rsid="01ddc28d" style:font-style-asian="normal" style:font-style-complex="normal"/>
    </style:style>
    <style:style style:name="T37" style:family="text">
      <style:text-properties fo:font-style="normal" officeooo:rsid="01dec7d1" style:font-style-asian="normal" style:font-style-complex="normal"/>
    </style:style>
    <style:style style:name="T38" style:family="text">
      <style:text-properties fo:font-style="normal" officeooo:rsid="01e16454" style:font-style-asian="normal" style:font-style-complex="normal"/>
    </style:style>
    <style:style style:name="T39" style:family="text">
      <style:text-properties fo:font-style="normal" officeooo:rsid="01e4b601" style:font-style-asian="normal" style:font-style-complex="normal"/>
    </style:style>
    <style:style style:name="T40" style:family="text">
      <style:text-properties fo:font-style="normal" officeooo:rsid="01e4e24a" style:font-style-asian="normal" style:font-style-complex="normal"/>
    </style:style>
    <style:style style:name="T41" style:family="text">
      <style:text-properties fo:font-style="normal" officeooo:rsid="01e6c08d" style:font-style-asian="normal" style:font-style-complex="normal"/>
    </style:style>
    <style:style style:name="T42" style:family="text">
      <style:text-properties fo:font-style="normal" officeooo:rsid="01e71550" style:font-style-asian="normal" style:font-style-complex="normal"/>
    </style:style>
    <style:style style:name="T43" style:family="text">
      <style:text-properties fo:font-style="normal" officeooo:rsid="01ea3773" style:font-style-asian="normal" style:font-style-complex="normal"/>
    </style:style>
    <style:style style:name="T44" style:family="text">
      <style:text-properties fo:font-style="normal" officeooo:rsid="01f64c9b" style:font-style-asian="normal" style:font-style-complex="normal"/>
    </style:style>
    <style:style style:name="T45" style:family="text">
      <style:text-properties fo:font-style="normal" officeooo:rsid="01f81177" style:font-style-asian="normal" style:font-style-complex="normal"/>
    </style:style>
    <style:style style:name="T46" style:family="text">
      <style:text-properties fo:font-style="normal" officeooo:rsid="01fa27b5" style:font-style-asian="normal" style:font-style-complex="normal"/>
    </style:style>
    <style:style style:name="T47" style:family="text">
      <style:text-properties fo:font-style="normal" officeooo:rsid="01fc0307" style:font-style-asian="normal" style:font-style-complex="normal"/>
    </style:style>
    <style:style style:name="T48" style:family="text">
      <style:text-properties fo:font-style="normal" officeooo:rsid="01ff6304" style:font-style-asian="normal" style:font-style-complex="normal"/>
    </style:style>
    <style:style style:name="T49" style:family="text">
      <style:text-properties fo:font-style="normal" officeooo:rsid="02039bd6" style:font-style-asian="normal" style:font-style-complex="normal"/>
    </style:style>
    <style:style style:name="T50" style:family="text">
      <style:text-properties fo:font-style="normal" officeooo:rsid="02055f2a" style:font-style-asian="normal" style:font-style-complex="normal"/>
    </style:style>
    <style:style style:name="T51" style:family="text">
      <style:text-properties fo:font-style="normal" officeooo:rsid="020af258" style:font-style-asian="normal" style:font-style-complex="normal"/>
    </style:style>
    <style:style style:name="T52" style:family="text">
      <style:text-properties fo:font-style="normal" officeooo:rsid="020ea862" style:font-style-asian="normal" style:font-style-complex="normal"/>
    </style:style>
    <style:style style:name="T53" style:family="text">
      <style:text-properties fo:font-style="normal" officeooo:rsid="020f890b" style:font-style-asian="normal" style:font-style-complex="normal"/>
    </style:style>
    <style:style style:name="T54" style:family="text">
      <style:text-properties fo:font-style="normal" officeooo:rsid="02119804" style:font-style-asian="normal" style:font-style-complex="normal"/>
    </style:style>
    <style:style style:name="T55" style:family="text">
      <style:text-properties fo:font-style="normal" officeooo:rsid="021357d3" style:font-style-asian="normal" style:font-style-complex="normal"/>
    </style:style>
    <style:style style:name="T56" style:family="text">
      <style:text-properties fo:font-style="normal" officeooo:rsid="021422fd" style:font-style-asian="normal" style:font-style-complex="normal"/>
    </style:style>
    <style:style style:name="T57" style:family="text">
      <style:text-properties fo:font-style="normal" officeooo:rsid="0215e048" style:font-style-asian="normal" style:font-style-complex="normal"/>
    </style:style>
    <style:style style:name="T58" style:family="text">
      <style:text-properties officeooo:rsid="000a14f6"/>
    </style:style>
    <style:style style:name="T59" style:family="text">
      <style:text-properties officeooo:rsid="005714b7"/>
    </style:style>
    <style:style style:name="T60" style:family="text">
      <style:text-properties officeooo:rsid="00880dbe"/>
    </style:style>
    <style:style style:name="T61" style:family="text">
      <style:text-properties officeooo:rsid="007c6d62"/>
    </style:style>
    <style:style style:name="T62" style:family="text">
      <style:text-properties officeooo:rsid="01c4f176"/>
    </style:style>
    <style:style style:name="T63" style:family="text">
      <style:text-properties officeooo:rsid="03b4652d"/>
    </style:style>
    <style:style style:name="T64" style:family="text">
      <style:text-properties officeooo:rsid="04b50477"/>
    </style:style>
    <style:style style:name="T65" style:family="text">
      <style:text-properties officeooo:rsid="0473a949"/>
    </style:style>
    <style:style style:name="T66" style:family="text">
      <style:text-properties officeooo:rsid="0387836c"/>
    </style:style>
    <style:style style:name="T67" style:family="text">
      <style:text-properties officeooo:rsid="0003a8b9"/>
    </style:style>
    <style:style style:name="T68" style:family="text">
      <style:text-properties officeooo:rsid="01c8016c"/>
    </style:style>
    <style:style style:name="T69" style:family="text">
      <style:text-properties officeooo:rsid="03e46f2c"/>
    </style:style>
    <style:style style:name="T70" style:family="text">
      <style:text-properties officeooo:rsid="01d0de43"/>
    </style:style>
    <style:style style:name="T71" style:family="text">
      <style:text-properties officeooo:rsid="01dff054"/>
    </style:style>
    <style:style style:name="T72" style:family="text">
      <style:text-properties officeooo:rsid="01e16454"/>
    </style:style>
    <style:style style:name="T73" style:family="text">
      <style:text-properties officeooo:rsid="01e1b21f"/>
    </style:style>
    <style:style style:name="T74" style:family="text">
      <style:text-properties officeooo:rsid="01e9a00e"/>
    </style:style>
    <style:style style:name="T75" style:family="text">
      <style:text-properties officeooo:rsid="02039bd6"/>
    </style:style>
    <style:style style:name="T76" style:family="text">
      <style:text-properties officeooo:rsid="02055f2a"/>
    </style:style>
    <style:style style:name="T77" style:family="text">
      <style:text-properties officeooo:rsid="0208258d"/>
    </style:style>
    <style:style style:name="T78" style:family="text">
      <style:text-properties officeooo:rsid="0218b8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62">Esser-</text:span>Skala, 201<text:span text:style-name="T62">9</text:span></text:p>
      <text:p text:style-name="P13"/>
      <text:p text:style-name="P13"/>
      <text:p text:style-name="P10">© 201<text:span text:style-name="T62">9</text:span> by Wolfgang <text:span text:style-name="T62">Esser-</text:span>Skala. This edition is licensed under the Creative Commons Attribution<text:span text:style-name="T60">-NonCommercial-ShareAlike</text:span> 4.0 International License. To view a copy of this license, visit http://creativecommons.org/licenses/by<text:span text:style-name="T61">-nc-sa</text:span>/4.0/. </text:p>
      <text:p text:style-name="P9"/>
      <text:p text:style-name="P11">Music engraving by LilyPond 2.18.0 (http://www.lilypond.org).<text:span text:style-name="T59"><text:line-break/>Front matter</text:span> typeset with EB Garamond (http://www.georgduffner.at/ebgaramond).</text:p>
      <text:p text:style-name="P13"/>
      <text:p text:style-name="P8">First <text:span text:style-name="T62">version</text:span>, <text:span text:style-name="T68">October</text:span> 201<text:span text:style-name="T62">9</text:span></text:p>
      <text:p text:style-name="P17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3">This edition <text:span text:style-name="T13">of the </text:span><text:span text:style-name="T2">S Petrus et S Maria Magdalena</text:span><text:span text:style-name="T13"> </text:span>bases upon <text:span text:style-name="T6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4">id469811064</text:span> (siglum<text:span text:style-name="T65"> </text:span>Mus.2<text:span text:style-name="T68">477</text:span>-<text:span text:style-name="T68">D</text:span>-<text:span text:style-name="T68">7a</text:span>)</text:p>
      <text:p text:style-name="P5"/>
      <text:p text:style-name="P2">In general, this edition closely follows the <text:span text:style-name="T66">manuscript</text:span>. Any changes <text:span text:style-name="T58">that were introduced </text:span>by the editor are indicated by italic type (dynamics and <text:span text:style-name="T14">directions</text:span>), parentheses<text:span text:style-name="T14"> (expressive marks)</text:span> or dashes (slurs and ties)<text:span text:style-name="T14">. Accidentals are used according to modern conventions. Asterisks denote changes that are clarified in the detailed remarks below.</text:span></text:p>
      <text:p text:style-name="P16"/>
      <text:p text:style-name="P2"/>
      <text:p text:style-name="P6"><text:span text:style-name="T3">Mov.<text:tab/></text:span><text:span text:style-name="T1">Bar<text:tab/>Staff<text:tab/>Note</text:span><text:span text:style-name="T17"><text:tab/></text:span><text:span text:style-name="T18"><text:line-break/></text:span><text:span text:style-name="T24">1<text:tab/>–<text:tab/>org</text:span><text:span text:style-name="T19"><text:note text:id="ftn1" text:note-class="footnote"><text:note-citation>1</text:note-citation><text:note-body><text:p text:style-name="P19">Abbreviations: <text:span text:style-name="T76">Mm, Maria Magdalena; </text:span>Ms, manuscript; org, organ; <text:span text:style-name="T71">Pe, Petrus; r, rest; </text:span>vl, violin<text:span text:style-name="T71">; vla, viola</text:span>.</text:p></text:note-body></text:note></text:span><text:span text:style-name="T24"><text:tab/>in</text:span><text:span text:style-name="T33"> the</text:span><text:span text:style-name="T24"> Ms</text:span><text:span text:style-name="T33">, bass figures only appear in</text:span><text:span text:style-name="T24"> bars 90</text:span><text:span text:style-name="T25">, 91, and 141</text:span><text:span text:style-name="T24"><text:line-break/></text:span><text:span text:style-name="T29">2</text:span><text:span text:style-name="T24"><text:tab/></text:span><text:span text:style-name="T32">–<text:tab/>org<text:tab/>bass figures missing in Ms<text:line-break/><text:tab/></text:span><text:span text:style-name="T22">128</text:span><text:span text:style-name="T19"><text:tab/></text:span><text:span text:style-name="T22">vl 2<text:tab/>1st eighth in Ms unison with vl 1</text:span><text:span text:style-name="T23"><text:line-break/></text:span><text:span text:style-name="T24"><text:tab/></text:span><text:span text:style-name="T23">128<text:tab/>vla<text:tab/>1st quarter in Ms: a4</text:span><text:span text:style-name="T26"><text:line-break/>3<text:tab/>1</text:span><text:span text:style-name="T40">7</text:span><text:span text:style-name="T26"><text:tab/>vl 1, 2<text:tab/>1st quarter in Ms: b′4</text:span><text:span text:style-name="T27"><text:line-break/><text:tab/></text:span><text:span text:style-name="T40">32</text:span><text:span text:style-name="T27"><text:tab/>vl 1<text:tab/>grace note missing in Ms</text:span><text:span text:style-name="T28"><text:line-break/><text:tab/></text:span><text:span text:style-name="T40">109</text:span><text:span text:style-name="T28"><text:tab/>vla<text:tab/>last quarter in Ms: e′4</text:span><text:span text:style-name="T32"><text:line-break/></text:span><text:span text:style-name="T38">5</text:span><text:span text:style-name="T32"><text:tab/>–<text:tab/>org<text:tab/>bass figures missing in Ms</text:span><text:span text:style-name="T37"><text:line-break/></text:span><text:span text:style-name="T34"><text:tab/></text:span><text:span text:style-name="T41">42</text:span><text:span text:style-name="T34"><text:tab/>Pe<text:tab/>grace note missing in </text:span><text:span text:style-name="T35">Ms</text:span><text:span text:style-name="T34"><text:line-break/><text:tab/></text:span><text:span text:style-name="T41">77</text:span><text:span text:style-name="T34"><text:tab/>Pe<text:tab/>grace note missing in </text:span><text:span text:style-name="T35">Ms</text:span><text:span text:style-name="T38"><text:line-break/>6<text:tab/>–<text:tab/>org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38"> </text:span><text:span text:style-name="T42">11</text:span><text:span text:style-name="T39"><text:line-break/>7<text:tab/></text:span><text:bookmark-start text:name="__DdeLink__510_1154892337"/><text:span text:style-name="T39">–<text:tab/>org<text:tab/></text:span><text:span text:style-name="T32">bass figures missing in Ms</text:span><text:bookmark-end text:name="__DdeLink__510_1154892337"/><text:span text:style-name="T43"><text:line-break/>8<text:tab/>–<text:tab/>org</text:span><text:span text:style-name="T45"><text:tab/></text:span><text:span text:style-name="T24">in</text:span><text:span text:style-name="T33"> the</text:span><text:span text:style-name="T24"> Ms</text:span><text:span text:style-name="T33">, bass figures only appear in</text:span><text:span text:style-name="T24"> bar</text:span><text:span text:style-name="T45"> 3</text:span><text:span text:style-name="T43"><text:line-break/><text:tab/>20<text:tab/>Pe<text:tab/>8th sixteenth in Ms: ais′16</text:span><text:span text:style-name="T44"><text:line-break/><text:tab/>47<text:tab/>vla<text:tab/>last eighth in Ms: des′8</text:span><text:span text:style-name="T46"><text:line-break/>9<text:tab/></text:span><text:span text:style-name="T39">–<text:tab/>org<text:tab/></text:span><text:span text:style-name="T32">bass figures missing in Ms</text:span><text:span text:style-name="T47"><text:line-break/><text:tab/></text:span><text:span text:style-name="T46">100–102<text:tab/>vla<text:tab/>bars in Ms: r4–e′4–d′4–r4</text:span><text:span text:style-name="T48"><text:line-break/>10</text:span><text:span text:style-name="T46"><text:tab/></text:span><text:span text:style-name="T39">–<text:tab/>org<text:tab/></text:span><text:span text:style-name="T32">bass figures missing in Ms</text:span><text:span text:style-name="T50"><text:line-break/></text:span><text:span text:style-name="T48">1</text:span><text:span text:style-name="T50">1</text:span><text:span text:style-name="T46"><text:tab/></text:span><text:span text:style-name="T39">–<text:tab/>org<text:tab/></text:span><text:span text:style-name="T32">bass figures missing in Ms</text:span><text:span text:style-name="T56"><text:line-break/><text:tab/></text:span><text:span text:style-name="T50">13<text:tab/>Mm<text:tab/>1st half of bar in Ms: grace g″8–f″4–es″4</text:span><text:span text:style-name="T56"><text:line-break/><text:tab/>17<text:tab/>vla<text:tab/></text:span><text:span text:style-name="T54">1st eighth: grace note missing in Ms</text:span><text:span text:style-name="T51"><text:line-break/><text:tab/></text:span><text:span text:style-name="T54">61<text:tab/>vl 1</text:span><text:span text:style-name="T55">, 2</text:span><text:span text:style-name="T54"><text:tab/>1st eighth: grace note missing in Ms<text:line-break/><text:tab/></text:span><text:span text:style-name="T51">66<text:tab/>Mm<text:tab/>3rd eighth in Ms: f″16–es″16</text:span><text:span text:style-name="T57"><text:line-break/><text:tab/>78<text:tab/>vla<text:tab/>2nd quarter in Ms: f′8.–a′16</text:span><text:span text:style-name="T52"><text:line-break/><text:tab/>89</text:span><text:span text:style-name="T53"><text:tab/>Mm<text:tab/></text:span><text:span text:style-name="T51">3rd eighth in Ms: </text:span><text:span text:style-name="T53">a</text:span><text:span text:style-name="T51">″16–</text:span><text:span text:style-name="T53">g</text:span><text:span text:style-name="T51">″16</text:span><text:span text:style-name="T52"><text:line-break/><text:tab/>89<text:tab/>Pe<text:tab/>3rd eighth: grace note missing in Ms</text:span><text:span text:style-name="T30"><text:line-break/></text:span><text:span text:style-name="T20"><text:line-break/><text:line-break/><text:line-break/></text:span><text:span text:style-name="T6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15">Salzburg, </text:span><text:span text:style-name="T21">October</text:span><text:span text:style-name="T15"> 201</text:span><text:span text:style-name="T16">9</text:span><text:line-break/><text:soft-page-break/>Wolfgang <text:span text:style-name="T63">Esser-</text:span>Skala</text:p>
      <text:p text:style-name="P18"/>
      <text:p text:style-name="P39"><text:line-break/>C O N T E N T S</text:p>
      <text:p text:style-name="P15"/>
      <text:p text:style-name="P12"/>
      <text:p text:style-name="P20"><text:span text:style-name="T11">1<text:tab/></text:span><text:span text:style-name="T12">Introduzione<text:tab/>1<text:line-break/></text:span><text:span text:style-name="T69"><text:line-break/></text:span></text:p>
      <text:p text:style-name="P31">2<text:tab/><text:span text:style-name="T70">Arioso e recitativo: </text:span>Plange, o miserum cor<text:tab/>1<text:line-break/><text:span text:style-name="T15"><text:line-break/></text:span>Petrus<text:span text:style-name="T15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5"><text:tab/> Nonne sentis, Petre? <text:line-break/><text:tab/>Moritur Jesus, moritur alto stipiti affixus. <text:line-break/><text:line-break/></text:span>Petrus<text:span text:style-name="T15"> <text:tab/>O peccatum, o mors Domini mei! <text:line-break/><text:tab/>Immensus vere in nos est Amor Dei. <text:line-break/><text:line-break/></text:span>M. Jacobe<text:span text:style-name="T15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30"/>
      <text:p text:style-name="P32">3<text:tab/><text:span text:style-name="T70">Aria: </text:span>Crucifixum si videres<text:tab/>1<text:span text:style-name="T15"><text:line-break/><text:line-break/></text:span>M. Jacobe<text:span text:style-name="T15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2"/>
      <text:p text:style-name="P32"/>
      <text:p text:style-name="P33">4<text:tab/>Recitativo: Eamus<text:tab/>1</text:p>
      <text:p text:style-name="P33"/>
      <text:p text:style-name="P33"><text:span text:style-name="T15"><text:tab/></text:span>Petrus<text:span text:style-name="T15"><text:tab/>Eamus.</text:span></text:p>
      <text:p text:style-name="P33"/>
      <text:p text:style-name="P33"><text:span text:style-name="T15"><text:tab/></text:span>M. Jacobe<text:span text:style-name="T15"><text:tab/>Siste, o Petre. Quo vadis? Noli exire.<text:line-break/><text:tab/>Impiae turbae te querunt. Ah, te nobis conserva.<text:line-break/><text:line-break/></text:span>Petrus<text:span text:style-name="T15"><text:tab/>Sisto, et altum contemplor in me decretum Dei.<text:line-break/></text:span><text:span text:style-name="T49"><text:tab/></text:span><text:span text:style-name="T15">Fervido corde mortem tamen imploro:</text:span><text:span text:style-name="T31"><text:line-break/></text:span><text:span text:style-name="T49"><text:tab/></text:span><text:span text:style-name="T15">Sequi Magistrum meum opto, et exoro.</text:span></text:p>
      <text:p text:style-name="P34"><text:soft-page-break/><text:span text:style-name="T72">5</text:span><text:tab/>Aria: Mea tormenta properate<text:tab/>1</text:p>
      <text:p text:style-name="P33"/>
      <text:p text:style-name="P35"><text:span text:style-name="T15"><text:tab/></text:span>Petrus<text:span text:style-name="T15"><text:tab/>Mea tormenta, properate</text:span><text:span text:style-name="T36">!<text:line-break/><text:tab/>U</text:span><text:span text:style-name="T15">bi sunt flagella et caedes?</text:span></text:p>
      <text:p text:style-name="P21"><text:tab/><text:tab/>Crucem quaero, crucem date, volo mori, o Deus, in te.</text:p>
      <text:p text:style-name="P21"><text:tab/><text:tab/>Jesu mi, si me vocasti sancta facie tua serena,</text:p>
      <text:p text:style-name="P21"><text:tab/><text:tab/>in tua cruce, et in tua poena, Jesu, care voca me.</text:p>
      <text:p text:style-name="P21"/>
      <text:p text:style-name="P21"/>
      <text:p text:style-name="P36">6<text:tab/>Recitativo: Petre, extolle<text:tab/>1</text:p>
      <text:p text:style-name="P22"/>
      <text:p text:style-name="P23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73">Alti doloris mei nova argumenta.</text:span></text:p>
      <text:p text:style-name="P23"/>
      <text:p text:style-name="P23"/>
      <text:p text:style-name="P37">7<text:tab/>Terzetto: Amor meus in cruce languet<text:tab/>1</text:p>
      <text:p text:style-name="P24"/>
      <text:p text:style-name="P24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4"/>
      <text:p text:style-name="P24"/>
      <text:p text:style-name="P25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74"><text:line-break/><text:line-break/></text:span><text:span text:style-name="T4">M</text:span><text:span text:style-name="T5">. M.</text:span><text:span text:style-name="T74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74"><text:tab/>Mihi sit dolor maximus, infinitus, quale peccatum meum.<text:line-break/><text:tab/>Tu fortunata Dominum audivisti culpas tuas remittentem.<text:line-break/><text:line-break/></text:span><text:span text:style-name="T4">M. M.</text:span><text:span text:style-name="T74"><text:tab/>Oh dulce reministi!<text:line-break/><text:line-break/></text:span><text:span text:style-name="T4">Petrus</text:span><text:span text:style-name="T74"><text:tab/>Vade in pace, dixit benignus tibi.<text:line-break/><text:line-break/></text:span><text:span text:style-name="T4">M. M.</text:span><text:span text:style-name="T74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74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74"><text:tab/>Amarae lacrymae stillate.<text:line-break/></text:span><text:soft-page-break/><text:span text:style-name="T74"><text:line-break/></text:span><text:span text:style-name="T4">M. Salome</text:span><text:span text:style-name="T74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5"/>
      <text:p text:style-name="P25"/>
      <text:p text:style-name="P26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6"/>
      <text:p text:style-name="P26"/>
      <text:p text:style-name="P27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7"/>
      <text:p text:style-name="P27"/>
      <text:p text:style-name="P38">11<text:tab/>Duetto: Jesu, mea pax<text:tab/>1</text:p>
      <text:p text:style-name="P28"/>
      <text:p text:style-name="P29"><text:tab/><text:span text:style-name="T1">M. M.</text:span><text:span text:style-name="T75"><text:tab/>Jesu, mea pax, mea vita, dulcis Redemptor meus.<text:line-break/><text:line-break/></text:span><text:span text:style-name="T7">Petrus</text:span><text:span text:style-name="T75"><text:tab/>Jesu, mea spes, mea vita, coelestis amor meus,</text:span></text:p>
      <text:p text:style-name="P40"><text:tab/><text:line-break/><text:span text:style-name="T9">both</text:span><text:tab/>peccando occidi te.<text:span text:style-name="T77"><text:line-break/><text:line-break/></text:span><text:span text:style-name="T8">Petrus</text:span><text:span text:style-name="T77"><text:tab/>Per me flagellis caesus,<text:line-break/><text:line-break/></text:span><text:span text:style-name="T8">M. M.</text:span><text:span text:style-name="T77"><text:tab/>spinis per me confixus,<text:line-break/><text:line-break/></text:span><text:span text:style-name="T9">both</text:span><text:span text:style-name="T77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  <text:p text:style-name="P40"/>
      <text:p text:style-name="P40"/>
      <text:p text:style-name="P41"><text:span text:style-name="T1">12<text:tab/>Recitativo: Ineffabile, excelsum<text:tab/>1</text:span><text:line-break/><text:line-break/><text:span text:style-name="T1">Joseph</text:span><text:tab/>Ineffabile, excelsum, tremendum sacrificium,<text:line-break/><text:tab/>in Golgotha completum oculi mei viderunt, et expavi:<text:line-break/><text:tab/>Alta consilia Dei mente adoravi.<text:span text:style-name="T78"><text:line-break/><text:line-break/></text:span><text:soft-page-break/><text:span text:style-name="T10">M. Jacobe</text:span><text:span text:style-name="T78"><text:tab/>Doloris nostri, o Joseph, veni, socium te praebe.<text:line-break/><text:line-break/></text:span><text:span text:style-name="T10">Joseph</text:span><text:span text:style-name="T78"><text:tab/>A fletu amaro ceſsandum est.<text:line-break/><text:tab/>A nobis poscit suprema officia mortuus Redemptor noster.<text:line-break/><text:tab/>Sacratiſsimum corpus, quod a Praeside obtinui,<text:line-break/><text:tab/>ego deponam de cruce;<text:line-break/><text:tab/>et vos, o piae eius olim ministrae,<text:line-break/><text:tab/>ad monumentum mecum venite, eamus:<text:line-break/><text:tab/>Vestro Domino et meo justa solvam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1T19:16:56.183032176</dc:date>
    <dc:creator>Wolfgang Skala</dc:creator>
    <meta:editing-duration>P5DT9H20M21S</meta:editing-duration>
    <meta:editing-cycles>485</meta:editing-cycles>
    <meta:generator>LibreOffice/4.2.8.2$Linux_X86_64 LibreOffice_project/420m0$Build-2</meta:generator>
    <meta:document-statistic meta:table-count="0" meta:image-count="1" meta:object-count="0" meta:page-count="8" meta:paragraph-count="34" meta:word-count="1141" meta:character-count="7048" meta:non-whitespace-character-count="5777"/>
  </office:meta>
</office:document-meta>
</file>